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36pt"/>
    </style:style>
    <style:style style:name="co3" style:family="table-column">
      <style:table-column-properties fo:break-before="auto" style:column-width="26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99" fo:border="0.74pt dotted #000000"/>
      <style:text-properties fo:color="#ffffff"/>
    </style:style>
    <style:style style:name="ce2" style:family="table-cell" style:parent-style-name="Default">
      <style:table-cell-properties fo:background-color="#336699" fo:border="0.74pt dotted #000000"/>
      <style:text-properties fo:color="#ffffff" style:text-line-through-style="solid" style:text-line-through-type="sing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DONE?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OTES / SUBTASK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und to nearest multiple of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prite should not be draggable/click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gin routing on mousedow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routing should continue after mou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ybe shift off positions from route for plane to move t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visible area for spawn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dom-ish plane spaw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lane moves in straight line by defaul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random vector before rout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st recent vector at end of rou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raw a line when drawing route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0:09:09.146038221</meta:creation-date>
    <dc:date>2018-03-22T13:57:57.373389859</dc:date>
    <meta:editing-duration>PT3H18M25S</meta:editing-duration>
    <meta:editing-cycles>5</meta:editing-cycles>
    <meta:generator>LibreOffice/5.1.6.2$Linux_X86_64 LibreOffice_project/10m0$Build-2</meta:generator>
    <meta:document-statistic meta:table-count="1" meta:cell-count="16" meta:object-count="0"/>
  </office:meta>
</office:document-meta>
</file>